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a98" officeooo:paragraph-rsid="000eba98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fo:font-style="italic" fo:font-weight="bold" officeooo:rsid="002837c0" officeooo:paragraph-rsid="002837c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20pt" fo:font-style="italic" fo:font-weight="bold" officeooo:rsid="002837c0" officeooo:paragraph-rsid="002837c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20pt" fo:font-style="italic" fo:font-weight="bold" officeooo:rsid="00283ee3" officeooo:paragraph-rsid="00283ee3" style:font-size-asian="17.5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20pt" fo:font-style="normal" fo:font-weight="bold" officeooo:rsid="00262b81" officeooo:paragraph-rsid="00262b8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90pt" fo:font-style="italic" fo:font-weight="bold" officeooo:rsid="000eba98" officeooo:paragraph-rsid="000eba98" style:font-size-asian="90pt" style:font-style-asian="italic" style:font-weight-asian="bold" style:font-size-complex="9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40pt" fo:font-style="italic" fo:font-weight="bold" officeooo:rsid="002a1c56" officeooo:paragraph-rsid="002a1c56" style:font-size-asian="40pt" style:font-style-asian="italic" style:font-weight-asian="bold" style:font-size-complex="4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0eba98" style:font-size-asian="28pt" style:font-style-asian="normal" style:font-weight-asian="bold" style:font-size-complex="2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0eba98" officeooo:paragraph-rsid="000eba98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0eba98" officeooo:paragraph-rsid="000eba98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0eba98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83ee3" officeooo:paragraph-rsid="002837c0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2f4120" officeooo:paragraph-rsid="002f4120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20pt" fo:font-style="normal" fo:font-weight="bold" officeooo:rsid="00262b81" officeooo:paragraph-rsid="00262b81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283ee3" officeooo:paragraph-rsid="00283ee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837c0" officeooo:paragraph-rsid="002837c0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3pt" fo:font-style="normal" fo:font-weight="normal" officeooo:rsid="00283ee3" officeooo:paragraph-rsid="00283ee3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40pt" fo:font-style="italic" fo:font-weight="bold" officeooo:rsid="002a1c56" officeooo:paragraph-rsid="002a1c56" style:font-size-asian="40pt" style:font-style-asian="italic" style:font-weight-asian="bold" style:font-size-complex="40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333333" style:font-name="Liberation Sans" fo:font-size="14pt" fo:font-style="normal" fo:font-weight="normal" officeooo:rsid="0012054e" officeooo:paragraph-rsid="0012054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33333" style:font-name="Liberation Sans" fo:font-size="14pt" fo:font-style="normal" fo:font-weight="normal" officeooo:rsid="000eba98" officeooo:paragraph-rsid="000eba98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333333" style:font-name="Liberation Sans" fo:font-size="14pt" fo:font-style="normal" fo:font-weight="normal" officeooo:rsid="000eba98" officeooo:paragraph-rsid="00100e87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33333" style:font-name="Liberation Sans" fo:font-size="14pt" fo:font-style="italic" fo:font-weight="normal" officeooo:rsid="00100e87" officeooo:paragraph-rsid="00100e87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color="#333333" style:font-name="Liberation Sans" fo:font-size="12pt" fo:font-style="normal" fo:font-weight="normal" officeooo:rsid="00153a02" officeooo:paragraph-rsid="001bdda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color="#333333" style:font-name="Liberation Sans" fo:font-size="12pt" fo:font-style="normal" fo:font-weight="normal" officeooo:rsid="001dba49" officeooo:paragraph-rsid="001bdda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fo:color="#333333" style:font-name="Liberation Sans" fo:font-size="12pt" fo:font-style="normal" fo:font-weight="normal" officeooo:rsid="001f3936" officeooo:paragraph-rsid="001f393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color="#333333" style:font-name="Liberation Sans" fo:font-size="12pt" fo:font-style="normal" fo:font-weight="normal" officeooo:rsid="002d6cf2" officeooo:paragraph-rsid="002d6cf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6">
      <style:paragraph-properties fo:text-align="justify" style:justify-single-word="false"/>
      <style:text-properties fo:color="#333333" style:font-name="Liberation Sans" fo:font-size="12pt" fo:font-style="normal" fo:font-weight="normal" officeooo:rsid="002d6cf2" officeooo:paragraph-rsid="0037382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333333" style:font-name="Liberation Sans" fo:font-size="12pt" fo:font-style="normal" fo:font-weight="normal" officeooo:rsid="002d6cf2" officeooo:paragraph-rsid="002d6cf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7">
      <style:paragraph-properties fo:text-align="justify" style:justify-single-word="false"/>
      <style:text-properties fo:color="#333333" style:font-name="Liberation Sans" fo:font-size="12pt" fo:font-style="normal" fo:font-weight="normal" officeooo:rsid="002d6cf2" officeooo:paragraph-rsid="002d6cf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8">
      <style:paragraph-properties fo:text-align="justify" style:justify-single-word="false"/>
      <style:text-properties fo:color="#333333" style:font-name="Liberation Sans" fo:font-size="12pt" fo:font-style="normal" fo:font-weight="normal" officeooo:rsid="002d6cf2" officeooo:paragraph-rsid="0037382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333333" style:font-name="Liberation Sans" fo:font-size="12pt" fo:font-style="normal" fo:font-weight="normal" officeooo:rsid="002d6cf2" officeooo:paragraph-rsid="0037382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8">
      <style:paragraph-properties fo:text-align="justify" style:justify-single-word="false"/>
      <style:text-properties fo:color="#333333" style:font-name="Liberation Sans" fo:font-size="12pt" fo:font-style="normal" fo:font-weight="normal" officeooo:rsid="0037ab9b" officeooo:paragraph-rsid="0037ab9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fo:color="#333333" style:font-name="Liberation Sans" fo:font-size="12pt" fo:font-style="normal" fo:font-weight="normal" officeooo:rsid="001f3936" officeooo:paragraph-rsid="001f3936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text-align="justify" style:justify-single-word="false"/>
      <style:text-properties fo:color="#333333" style:font-name="Liberation Sans" fo:font-size="12pt" fo:font-style="normal" fo:font-weight="normal" officeooo:rsid="0021b418" officeooo:paragraph-rsid="0021b41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fo:color="#333333" style:font-name="Liberation Sans" fo:font-size="12pt" fo:font-style="normal" fo:font-weight="normal" officeooo:rsid="001762eb" officeooo:paragraph-rsid="001762e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color="#333333" style:font-name="Liberation Sans" fo:font-size="12pt" fo:font-style="italic" fo:font-weight="normal" officeooo:rsid="001f3936" officeooo:paragraph-rsid="001f3936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333333" style:font-name="Liberation Sans" fo:font-size="28pt" fo:font-style="normal" fo:font-weight="bold" officeooo:rsid="000eba98" officeooo:paragraph-rsid="0012054e" style:font-size-asian="28pt" style:font-style-asian="normal" style:font-weight-asian="bold" style:font-size-complex="28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333333" style:font-name="Liberation Sans" fo:font-size="28pt" fo:font-style="normal" fo:font-weight="bold" officeooo:rsid="000eba98" officeooo:paragraph-rsid="001bdda3" style:font-size-asian="28pt" style:font-style-asian="normal" style:font-weight-asian="bold" style:font-size-complex="28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333333" style:font-name="Liberation Sans" fo:font-size="28pt" fo:font-style="normal" fo:font-weight="bold" officeooo:rsid="000eba98" officeooo:paragraph-rsid="002d6cf2" style:font-size-asian="28pt" style:font-style-asian="normal" style:font-weight-asian="bold" style:font-size-complex="28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333333" style:font-name="Liberation Sans" fo:font-size="28pt" fo:font-style="normal" fo:font-weight="bold" officeooo:rsid="000eba98" officeooo:paragraph-rsid="00373829" style:font-size-asian="28pt" style:font-style-asian="normal" style:font-weight-asian="bold" style:font-size-complex="28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333333" style:font-name="Liberation Sans" fo:font-size="24pt" fo:font-style="italic" fo:font-weight="bold" officeooo:rsid="000eba98" officeooo:paragraph-rsid="000eba98" style:font-size-asian="24pt" style:font-style-asian="italic" style:font-weight-asian="bold" style:font-size-complex="24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333333" style:font-name="Liberation Sans" fo:font-size="18pt" fo:font-style="italic" fo:font-weight="bold" officeooo:rsid="0012054e" officeooo:paragraph-rsid="0012054e" style:font-size-asian="15.75pt" style:font-style-asian="italic" style:font-weight-asian="bold" style:font-size-complex="18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333333" style:font-name="Liberation Sans" fo:font-size="18pt" fo:font-style="italic" fo:font-weight="bold" officeooo:rsid="001762eb" officeooo:paragraph-rsid="001762eb" style:font-size-asian="15.75pt" style:font-style-asian="italic" style:font-weight-asian="bold" style:font-size-complex="18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333333" style:font-name="Liberation Sans" fo:font-size="18pt" fo:font-style="italic" fo:font-weight="bold" officeooo:rsid="001762eb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333333" style:font-name="Liberation Sans" fo:font-size="18pt" fo:font-style="italic" fo:font-weight="bold" officeooo:rsid="001762eb" officeooo:paragraph-rsid="002d6cf2" style:font-size-asian="15.75pt" style:font-style-asian="italic" style:font-weight-asian="bold" style:font-size-complex="18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333333" style:font-name="Liberation Sans" fo:font-size="18pt" fo:font-style="italic" fo:font-weight="bold" officeooo:rsid="001762eb" officeooo:paragraph-rsid="00373829" style:font-size-asian="15.75pt" style:font-style-asian="italic" style:font-weight-asian="bold" style:font-size-complex="18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333333" style:font-name="Liberation Sans" fo:font-size="18pt" fo:font-style="italic" fo:font-weight="bold" officeooo:rsid="002d6cf2" officeooo:paragraph-rsid="002d6cf2" style:font-size-asian="15.75pt" style:font-style-asian="italic" style:font-weight-asian="bold" style:font-size-complex="18pt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333333" style:font-name="Liberation Sans" fo:font-size="18pt" fo:font-style="italic" fo:font-weight="bold" officeooo:rsid="002d6cf2" officeooo:paragraph-rsid="00373829" style:font-size-asian="15.75pt" style:font-style-asian="italic" style:font-weight-asian="bold" style:font-size-complex="18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333333" style:font-name="Liberation Sans" fo:font-size="15pt" fo:font-style="italic" fo:font-weight="bold" officeooo:rsid="000eba98" officeooo:paragraph-rsid="000eba98" style:font-size-asian="13.1000003814697pt" style:font-style-asian="italic" style:font-weight-asian="bold" style:font-size-complex="15pt" style:font-style-complex="italic" style:font-weight-complex="bold"/>
    </style:style>
    <style:style style:name="P57" style:family="paragraph" style:parent-style-name="Standard" style:list-style-name="L4">
      <style:paragraph-properties fo:text-align="justify" style:justify-single-word="false"/>
      <style:text-properties fo:font-variant="normal" fo:text-transform="none" style:font-name="SFMono-Regular" fo:font-size="9pt" fo:letter-spacing="normal" fo:font-style="italic" fo:font-weight="bold" officeooo:paragraph-rsid="00192cd7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style:font-name="SFMono-Regular" fo:font-size="9pt" fo:letter-spacing="normal" fo:font-style="normal" fo:font-weight="bold" officeooo:paragraph-rsid="00192cd7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font-name="SFMono-Regular" fo:font-size="9pt" fo:letter-spacing="normal" fo:font-style="normal" fo:font-weight="bold" officeooo:rsid="001bdda3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60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SFMono-Regular" fo:font-size="9pt" fo:letter-spacing="normal" fo:font-style="italic" fo:font-weight="bold" officeooo:paragraph-rsid="00192cd7" fo:background-color="transparent" style:font-style-asian="italic" style:font-weight-asian="bold" style:font-style-complex="italic" style:font-weight-complex="bold"/>
    </style:style>
    <style:style style:name="P61" style:family="paragraph" style:parent-style-name="Standard" style:list-style-name="L3">
      <style:paragraph-properties fo:text-align="justify" style:justify-single-word="false"/>
      <style:text-properties fo:color="#000000" style:font-name="Liberation Sans" fo:font-size="12pt" fo:font-style="italic" fo:font-weight="bold" officeooo:rsid="001f3936" officeooo:paragraph-rsid="001f3936" style:font-size-asian="10.5pt" style:font-style-asian="italic" style:font-weight-asian="bold" style:font-size-complex="12pt" style:font-style-complex="italic" style:font-weight-complex="bold"/>
    </style:style>
    <style:style style:name="P62" style:family="paragraph" style:parent-style-name="Standard" style:list-style-name="L3">
      <style:paragraph-properties fo:text-align="justify" style:justify-single-word="false"/>
      <style:text-properties fo:color="#000000" style:font-name="SFMono-Regular" fo:font-size="9pt" fo:font-style="italic" fo:font-weight="bold" officeooo:rsid="001f3936" officeooo:paragraph-rsid="001f3936" style:font-size-asian="9pt" style:font-style-asian="italic" style:font-weight-asian="bold" style:font-size-complex="9pt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20pt" fo:font-style="italic" fo:font-weight="bold" officeooo:rsid="000eba98" officeooo:paragraph-rsid="00373829" style:font-size-asian="20pt" style:font-style-asian="italic" style:font-weight-asian="bold" style:font-size-complex="20pt" style:font-style-complex="italic" style:font-weight-complex="bold"/>
    </style:style>
    <style:style style:name="P65" style:family="paragraph" style:parent-style-name="Standard" style:list-style-name="L5">
      <style:paragraph-properties fo:text-align="justify" style:justify-single-word="false"/>
      <style:text-properties officeooo:paragraph-rsid="0020221a"/>
    </style:style>
    <style:style style:name="P66" style:family="paragraph" style:parent-style-name="Standard">
      <style:paragraph-properties fo:text-align="justify" style:justify-single-word="false"/>
      <style:text-properties fo:color="#cccccc" style:font-name="Liberation Sans" fo:font-size="12pt" fo:font-style="italic" fo:font-weight="normal" officeooo:rsid="000eba98" officeooo:paragraph-rsid="0012054e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cccccc" style:font-name="Liberation Sans" fo:font-size="12pt" fo:font-style="italic" fo:font-weight="normal" officeooo:rsid="000eba98" officeooo:paragraph-rsid="001bdda3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cccccc" style:font-name="Liberation Sans" fo:font-size="12pt" fo:font-style="italic" fo:font-weight="normal" officeooo:rsid="000eba98" officeooo:paragraph-rsid="002d6cf2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cccccc" style:font-name="Liberation Sans" fo:font-size="12pt" fo:font-style="italic" fo:font-weight="normal" officeooo:rsid="000eba98" officeooo:paragraph-rsid="00373829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fo:font-size="12pt" officeooo:paragraph-rsid="00192cd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0f5" style:font-weight-asian="bold" style:font-weight-complex="bold"/>
    </style:style>
    <style:style style:name="T3" style:family="text">
      <style:text-properties fo:font-weight="bold" style:font-size-asian="12.25pt" style:font-weight-asian="bold" style:font-weight-complex="bold"/>
    </style:style>
    <style:style style:name="T4" style:family="text">
      <style:text-properties fo:color="#333333"/>
    </style:style>
    <style:style style:name="T5" style:family="text">
      <style:text-properties fo:color="#333333" style:font-name="Liberation Sans" fo:font-style="normal" fo:font-weight="normal" officeooo:rsid="0017b4e0" style:font-style-asian="normal" style:font-weight-asian="normal" style:font-style-complex="normal" style:font-weight-complex="normal"/>
    </style:style>
    <style:style style:name="T6" style:family="text">
      <style:text-properties fo:color="#333333" style:font-name="Liberation Sans" fo:font-style="normal" fo:font-weight="normal" officeooo:rsid="00192cd7" style:font-style-asian="normal" style:font-weight-asian="normal" style:font-style-complex="normal" style:font-weight-complex="normal"/>
    </style:style>
    <style:style style:name="T7" style:family="text">
      <style:text-properties fo:color="#333333" fo:font-style="italic" style:font-style-asian="italic" style:font-style-complex="italic"/>
    </style:style>
    <style:style style:name="T8" style:family="text">
      <style:text-properties fo:color="#333333" officeooo:rsid="0036611e"/>
    </style:style>
    <style:style style:name="T9" style:family="text">
      <style:text-properties style:font-size-asian="12.25pt"/>
    </style:style>
    <style:style style:name="T10" style:family="text">
      <style:text-properties officeooo:rsid="00100e87" style:font-size-asian="12.25pt"/>
    </style:style>
    <style:style style:name="T11" style:family="text">
      <style:text-properties officeooo:rsid="0012054e"/>
    </style:style>
    <style:style style:name="T12" style:family="text">
      <style:text-properties officeooo:rsid="0015afe2"/>
    </style:style>
    <style:style style:name="T13" style:family="text">
      <style:text-properties fo:font-variant="normal" fo:text-transform="none" style:font-name="SFMono-Regular" fo:font-size="9pt" fo:letter-spacing="normal"/>
    </style:style>
    <style:style style:name="T14" style:family="text">
      <style:text-properties fo:font-variant="normal" fo:text-transform="none" fo:color="#333333" style:font-name="Liberation Sans" fo:font-size="12pt" fo:letter-spacing="normal" fo:font-style="normal" fo:font-weight="normal" officeooo:rsid="0017b4e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333333" style:font-name="Liberation Sans" fo:font-size="12pt" fo:letter-spacing="normal" fo:font-style="normal" fo:font-weight="normal" officeooo:rsid="0020221a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SFMono-Regular" fo:font-size="9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7" style:family="text">
      <style:text-properties officeooo:rsid="001bdda3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f412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83ee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a1c56" style:font-style-asian="normal" style:font-weight-asian="normal" style:font-style-complex="normal" style:font-weight-complex="normal"/>
    </style:style>
    <style:style style:name="T24" style:family="text">
      <style:text-properties officeooo:rsid="00226d38"/>
    </style:style>
    <style:style style:name="T25" style:family="text">
      <style:text-properties officeooo:rsid="0024c2bc"/>
    </style:style>
    <style:style style:name="T26" style:family="text">
      <style:text-properties officeooo:rsid="00283ee3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officeooo:rsid="002d6cf2"/>
    </style:style>
    <style:style style:name="T29" style:family="text">
      <style:text-properties officeooo:rsid="002f4120"/>
    </style:style>
    <style:style style:name="T30" style:family="text">
      <style:text-properties fo:font-size="12pt" fo:font-weight="normal" officeooo:rsid="00283ee3" style:font-size-asian="12pt" style:font-weight-asian="normal" style:font-size-complex="12pt" style:font-weight-complex="normal"/>
    </style:style>
    <style:style style:name="T31" style:family="text">
      <style:text-properties fo:font-weight="normal" officeooo:rsid="002a1c56" style:font-weight-asian="normal" style:font-weight-complex="normal"/>
    </style:style>
    <style:style style:name="T32" style:family="text">
      <style:text-properties fo:font-weight="normal" officeooo:rsid="00283ee3" style:font-weight-asian="normal" style:font-weight-complex="normal"/>
    </style:style>
    <style:style style:name="T33" style:family="text">
      <style:text-properties fo:font-weight="normal" officeooo:rsid="002f4120" style:font-weight-asian="normal" style:font-weight-complex="normal"/>
    </style:style>
    <style:style style:name="T34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size="13pt" fo:font-style="normal" fo:font-weight="normal" officeooo:rsid="002f4120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size="13pt" fo:font-style="normal" fo:font-weight="normal" officeooo:rsid="00283ee3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size="13pt" fo:font-weight="normal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2a1c56" style:font-size-asian="13pt" style:font-weight-asian="normal" style:font-size-complex="13pt" style:font-weight-complex="normal"/>
    </style:style>
    <style:style style:name="T39" style:family="text">
      <style:text-properties fo:font-size="13pt" fo:font-weight="normal" officeooo:rsid="00283ee3" style:font-size-asian="13pt" style:font-weight-asian="normal" style:font-size-complex="13pt" style:font-weight-complex="normal"/>
    </style:style>
    <style:style style:name="T40" style:family="text">
      <style:text-properties fo:font-size="13pt" fo:font-weight="normal" officeooo:rsid="002f4120" style:font-size-asian="13pt" style:font-weight-asian="normal" style:font-size-complex="13pt" style:font-weight-complex="normal"/>
    </style:style>
    <style:style style:name="T41" style:family="text">
      <style:text-properties officeooo:rsid="003100f5"/>
    </style:style>
    <style:style style:name="T42" style:family="text">
      <style:text-properties officeooo:rsid="0033cf20"/>
    </style:style>
    <style:style style:name="T43" style:family="text">
      <style:text-properties officeooo:rsid="00356cf3"/>
    </style:style>
    <style:style style:name="T44" style:family="text">
      <style:text-properties officeooo:rsid="003738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atemágica</text:p>
      <text:p text:style-name="P3"><text:span text:style-name="T29">Launch &amp; </text:span>Release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2017</text:p>
      <text:p text:style-name="P9"><text:soft-page-break/>Notas de Lançamento:</text:p>
      <text:p text:style-name="P4">Instruções de Instalação/Manuntenção:</text:p>
      <text:p text:style-name="P5"><text:tab/><text:span text:style-name="T34">O Matemágica foi desenvolvido utilizando integralmente JAVA 8 e, no presente momento, não possui dependências de bibliotecas de terceiros. Portanto, para a instalação do mesmo, é necessário apenas executar o .jar disponibilizado </text:span><text:span text:style-name="T35">ou compilá-lo pelo fonte</text:span><text:span text:style-name="T34">; As pastas obrigatórias e/ou necessárias serão automaticamente criadas e o programa será iniciado.</text:span></text:p>
      <text:p text:style-name="P5"><text:span text:style-name="T34"><text:tab/>Para que seja feita a manunten</text:span><text:span text:style-name="T35">ções</text:span><text:span text:style-name="T34"> </text:span><text:span text:style-name="T35">n</text:span><text:span text:style-name="T34">o mesmo ou </text:span><text:span text:style-name="T35">o desenvolvimento de </text:span><text:span text:style-name="T34">novas implementações, </text:span><text:span text:style-name="T36">primeiro é necessário possuir o programa GIT instalado em sua máquina, em seguida, executar o comando</text:span><text:span text:style-name="T34"> </text:span><text:span text:style-name="T38">git clone</text:span><text:span text:style-name="T34"> </text:span><text:span text:style-name="T36">n</text:span><text:span text:style-name="T34">o </text:span><text:span text:style-name="T36">URL do </text:span><text:span text:style-name="T34">repositório encontrado em: </text:span><text:a xlink:type="simple" xlink:href="https://github.com/geevb/Matemagica_APS" text:style-name="Internet_20_link" text:visited-style-name="Visited_20_Internet_20_Link"><text:span text:style-name="T37">https://github.com/geevb/Matemagica_APS</text:span></text:a></text:p>
      <text:p text:style-name="P18"><text:span text:style-name="T20"><text:tab/></text:span><text:span text:style-name="T21">Neste repositório</text:span><text:span text:style-name="T20"> está contido todo o código fonte do aplicativo e também o projeto do Enterprise Architect </text:span><text:span text:style-name="T21">em que utilizado como guia para este desenvolvimento.</text:span><text:span text:style-name="T20"> </text:span><text:span text:style-name="T21">Também, todos</text:span><text:span text:style-name="T20"> os commits que foram feitos durante o decorrer do projeto e seus respectivos autores </text:span><text:span text:style-name="T21">estão visíveis, assim como as alterações de cada um deles</text:span><text:span text:style-name="T20">. </text:span><text:span text:style-name="T22">Após </text:span><text:span text:style-name="T21">executar </text:span><text:span text:style-name="T22">o </text:span><text:span text:style-name="T31">clone</text:span><text:span text:style-name="T22">, efetuar as alterações desejadas </text:span><text:span text:style-name="T23">no projeto, salve-as e, por fim</text:span><text:span text:style-name="T22">, submet</text:span><text:span text:style-name="T23">a-as através de um </text:span><text:span text:style-name="T31">git</text:span><text:span text:style-name="T32"> </text:span><text:span text:style-name="T33">push</text:span><text:span text:style-name="T22"> que então será aprovado pelo dono do repositório. </text:span><text:span text:style-name="T21">Caso deseje, requisite ao dono do repositório acesso total ao mesmo para que possa efetuar </text:span><text:span text:style-name="T33">push</text:span><text:span text:style-name="T21"> sem aprovações.</text:span></text:p>
      <text:p text:style-name="P14"/>
      <text:p text:style-name="P6">Aspectos positivos e negativos:</text:p>
      <text:p text:style-name="P6"><text:tab/><text:span text:style-name="T34">O atual estado do Matemágica é bastante satisfatório, a performance é exepcional e a responsividade não fica pra trás, foram utilizadas as melhores práticas de Orientação a Objetos e padrões de desenvolvimento MVC</text:span><text:span text:style-name="T35"> durante todo o seu desenvolvimento</text:span><text:span text:style-name="T34">. Contudo, devido a um mau planejamento </text:span><text:span text:style-name="T35">inicial</text:span><text:span text:style-name="T34">, encontra-se, atualmente, sem uma interface gráfica atraente(O que será corrigido num futuro próximo), o que acaba sendo um certo incoveniente para torná-lo um projeto elegante e apresentável. Em contrapartida, foi de grande proveito todo o conhecimento e experiência adquirida durante as fases de desenvolvimento, o aprendizado recebido é, indubitavelmente, o maior ponto positivo deste projeto.</text:span></text:p>
      <text:p text:style-name="P19"><text:tab/>O Matemágica estará em contínuo desenvolvimento para que possa então estar adequado ao que se espera de um jogo direcionado ao público infantil.</text:p>
      <text:p text:style-name="P17"/>
      <text:p text:style-name="P7"><text:span text:style-name="T26">Restrições</text:span>:</text:p>
      <text:p text:style-name="P7"><text:tab/><text:span text:style-name="T39">O Matemágica, no seu estado atual, não possui, </text:span><text:span text:style-name="T38">infelizmente,</text:span><text:span text:style-name="T39"> a funcionalidade previamente prevista de suportar </text:span><text:span text:style-name="T38">d</text:span><text:span text:style-name="T39">ois Jogadores simultâneos </text:span><text:span text:style-name="T38">numa mesma partida </text:span><text:span text:style-name="T39">conectados através da internet </text:span><text:span text:style-name="T38">e em computadores diferentes</text:span><text:span text:style-name="T39">. </text:span><text:span text:style-name="T38">Isto ocorreu d</text:span><text:span text:style-name="T39">evido a falta de conhecimento </text:span><text:span text:style-name="T40">em programação distribuida</text:span><text:span text:style-name="T39">, dificuldade de compreender a documentação </text:span><text:span text:style-name="T38">existente </text:span><text:span text:style-name="T40">da framework que seria utilizada</text:span><text:span text:style-name="T38">, entre outros problemas. Desta forma, </text:span><text:span text:style-name="T39">não foi possível implementar, neste primeiro momento, essa funcionalidade </text:span><text:span text:style-name="T38">tão esperada, </text:span><text:span text:style-name="T40">pedimos desculpas por isso</text:span><text:span text:style-name="T39">. Porém, a mesma está prevista para implementações futuras, e fa</text:span><text:span text:style-name="T38">r</text:span><text:span text:style-name="T39">emos questão de entregá-la da maneira que merece, em perfeito estado de utilização.</text:span></text:p>
      <text:p text:style-name="P7"><text:span text:style-name="T30"/></text:p>
      <text:p text:style-name="P7"><text:span text:style-name="T30"/></text:p>
      <text:p text:style-name="P9"><text:soft-page-break/><text:span text:style-name="T7">Notas de </text:span><text:span text:style-name="T8">Versões</text:span><text:span text:style-name="T7">:</text:span></text:p>
      <text:p text:style-name="P10"><text:span text:style-name="T18">Release</text:span> 1.0.0 – Novembro 21, 2017</text:p>
      <text:p text:style-name="P13">21 de Novembro de 2017, 23:50</text:p>
      <text:p text:style-name="P48">Lançamento <text:span text:style-name="T29">Oficial do Matemágica</text:span>!</text:p>
      <text:p text:style-name="P25">Versão estável e funcionando!</text:p>
      <text:p text:style-name="P26"><text:span text:style-name="T2">O </text:span><text:span text:style-name="T1">Matemágica</text:span> orgulhosamente entrega a sua primeira versão utilizável com sua base fundamentada e desenvolvida <text:span text:style-name="T41">aos nossos fiéis clientes!</text:span></text:p>
      <text:p text:style-name="P26"><text:span text:style-name="T9">O </text:span><text:span text:style-name="T3">Matemágica</text:span><text:span text:style-name="T9">, atualmente, oferece aos </text:span><text:span text:style-name="T10">educadores</text:span><text:span text:style-name="T9">, alunos, donos de escolas um ambiente educacional eficaz e diferenciado, onde os nossos pequenos futuros aprendem enquanto se divertem! Aprendendo </text:span><text:span text:style-name="T10">de verdade e </text:span><text:span text:style-name="T9">melhor </text:span><text:span text:style-name="T10">os conceitos matemágicos. Ao invés de decorarem, com o Matemágica, nenhum conhecimento irá ser esquecido.</text:span></text:p>
      <text:p text:style-name="P11"/>
      <text:p text:style-name="P12">Funcionalidades</text:p>
      <text:p text:style-name="P27">Contando, atualmente, para os <text:span text:style-name="T27">Alunos</text:span><text:span text:style-name="T1">:</text:span></text:p>
      <text:list xml:id="list2097637482494832470" text:style-name="L1">
        <text:list-item>
          <text:p text:style-name="P22">Possibilidade de aprender todas as operações matemáticas básicas em um ambiente único e interativo, <text:span text:style-name="T43">através de imagens e exemplos reais</text:span>!</text:p>
        </text:list-item>
        <text:list-item>
          <text:p text:style-name="P22">A opção de praticar tudo que aprendeu! Através de um ágil jogo de perguntas e respostas que utiliza qualquer uma das operações vistas e que incentiva a melhora contínua através de um sistema diferenciado de pontos que são obtidos a cada resposta correta.</text:p>
        </text:list-item>
        <text:list-item>
          <text:p text:style-name="P22">Um Ranking de pontuações, aonde os seus pontos serão colocados a prova junto ao de seus colegas, separados por operações, ajudando assim a todos a continuarem aprendendo para conseguir alcançar níveis superiores!</text:p>
        </text:list-item>
      </text:list>
      <text:p text:style-name="P27">Para nossos <text:span text:style-name="T27">Educadores</text:span>, temos:</text:p>
      <text:list xml:id="list7771165075377101292" text:style-name="L2">
        <text:list-item>
          <text:p text:style-name="P23">Sistema integrado dos tempos de resposta de cada questão, a partir da dificuldade utilizada! Podendo configurar o sistema da maneira que desejar.</text:p>
        </text:list-item>
        <text:list-item>
          <text:p text:style-name="P23">Um gerador eficaz de relatório de todos os <text:span text:style-name="T43">R</text:span>ankings. Capaz de juntar, <text:span text:style-name="T43">em um</text:span> único documento, todas as pontuações existentes <text:span text:style-name="T43">de todos os Rankings</text:span>! Sendo de grande utilidade para o educador conseguir cuidar de sua turma <text:span text:style-name="T43">e identificar alunos promissores,</text:span> incentivando a melhora de todos!</text:p>
        </text:list-item>
      </text:list>
      <text:p text:style-name="P21"/>
      <text:p text:style-name="P49">Expectativas</text:p>
      <text:p text:style-name="P24"><text:tab/>Com o lançamento do Matemágica, estamos buscando cada vez mais a melhoria do sistema e todo o tipo de feedback é muito bem vindo! Continuaremos no desenvolvimento do Matemágica em busca de um sistema cada vez mais eficiente e que ajude ainda mais os nossos educadores e alunos!</text:p>
      <text:p text:style-name="P56"><text:soft-page-break/></text:p>
      <text:p text:style-name="P44"><text:span text:style-name="T18">Release</text:span> 1.<text:span text:style-name="T11">1</text:span>.0 – Novembro 2<text:span text:style-name="T11">7</text:span>, 2017</text:p>
      <text:p text:style-name="P66">2<text:span text:style-name="T11">7</text:span> de Novembro de 2017, 2<text:span text:style-name="T11">1</text:span>:<text:span text:style-name="T11">00</text:span></text:p>
      <text:p text:style-name="P44"/>
      <text:p text:style-name="P50">Correções</text:p>
      <text:list xml:id="list4204948922260857417" text:style-name="L3">
        <text:list-item>
          <text:p text:style-name="P28">Corrigido <text:span text:style-name="T12">bug</text:span> <text:span text:style-name="T12">em que salvar arquivos W</text:span>indows <text:span text:style-name="T12">causava exceções de sistema.</text:span></text:p>
        </text:list-item>
      </text:list>
      <text:p text:style-name="P30"/>
      <text:p text:style-name="P50">Melhorias</text:p>
      <text:list xml:id="list141050340862342880" text:style-name="L4">
        <text:list-item>
          <text:p text:style-name="P42">Inserção de mais exemplos da operação de adição.</text:p>
        </text:list-item>
        <text:list-item>
          <text:p text:style-name="P70"><text:span text:style-name="T5">Adicionado Range Check </text:span><text:span text:style-name="T6">no</text:span><text:span text:style-name="T5"> Arrays de Ranking. </text:span></text:p>
          <text:list>
            <text:list-item>
              <text:p text:style-name="P57">public String getRankingCsv()</text:p>
              <text:list>
                <text:list-item>
                  <text:p text:style-name="P60"><text:span text:style-name="T19">if (i &lt;</text:span> <text:span text:style-name="T25">ranking.size())</text:span></text:p>
                </text:list-item>
              </text:list>
            </text:list-item>
          </text:list>
        </text:list-item>
      </text:list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18">Release</text:span> 1.<text:span text:style-name="T17">2</text:span>.0 – Novembro 2<text:span text:style-name="T17">8</text:span>, 2017</text:p>
      <text:p text:style-name="P67">2<text:span text:style-name="T17">8</text:span> de Novembro de 2017, <text:span text:style-name="T17">19</text:span>:<text:span text:style-name="T17">30</text:span></text:p>
      <text:p text:style-name="P45"/>
      <text:p text:style-name="P51">Correções</text:p>
      <text:list xml:id="list133256178212497" text:continue-list="list4204948922260857417" text:style-name="L3">
        <text:list-item>
          <text:p text:style-name="P31">Corrigido um bug em que efetuar trocas simultâneas de Imagens na Tela de Aprender, impedia a troca eficaz da outra tipo (Explicação ou Exemplo).</text:p>
          <text:list>
            <text:list-item>
              <text:p text:style-name="P32">Para isso, foram feita as alterações na Classe TelaAprender</text:p>
              <text:list>
                <text:list-item>
                  <text:p text:style-name="P43">Inserção de atributos:</text:p>
                  <text:list>
                    <text:list-item>
                      <text:p text:style-name="P62">int numeroImagemExe</text:p>
                    </text:list-item>
                  </text:list>
                </text:list-item>
                <text:list-item>
                  <text:p text:style-name="P32">Inserção de métodos:</text:p>
                  <text:list>
                    <text:list-item>
                      <text:p text:style-name="P61"><text:span text:style-name="T13">private void setNumeroImagem(int num)</text:span> </text:p>
                    </text:list-item>
                    <text:list-item>
                      <text:p text:style-name="P61"><text:span text:style-name="T13">public int getNumeroImagemExe()</text:span> </text:p>
                    </text:list-item>
                    <text:list-item>
                      <text:p text:style-name="P61"><text:span text:style-name="T13">public void setNumeroImagemExe(int numeroImagemExe)</text:span> </text:p>
                    </text:list-item>
                    <text:list-item>
                      <text:p text:style-name="P61"><text:span text:style-name="T13">private void proximaImagemExe()</text:span> </text:p>
                    </text:list-item>
                    <text:list-item>
                      <text:p text:style-name="P61"><text:span text:style-name="T13">private void imagemAnteriorExe()</text:span> </text:p>
                    </text:list-item>
                  </text:list>
                </text:list-item>
              </text:list>
            </text:list-item>
          </text:list>
          <text:p text:style-name="P32"/>
          <text:p text:style-name="P29"/>
        </text:list-item>
      </text:list>
      <text:p text:style-name="P51">Melhorias</text:p>
      <text:list xml:id="list4769386660902429044" text:style-name="L5">
        <text:list-item>
          <text:p text:style-name="P40">Telas do sistema agora são criadas a partir do centro da tela.</text:p>
        </text:list-item>
        <text:list-item>
          <text:p text:style-name="P41"><text:span text:style-name="T24">Centralização</text:span> de botões da Tela de Login e Area do Aluno.</text:p>
        </text:list-item>
        <text:list-item>
          <text:p text:style-name="P65"><text:span text:style-name="T14">R</text:span><text:span text:style-name="T15">emovido atributo não utilizado </text:span><text:span text:style-name="T16">private String path_to_background</text:span><text:span text:style-name="T15">, da Classe TelaLogin</text:span></text:p>
        </text:list-item>
      </text:list>
      <text:p text:style-name="P59"/>
      <text:p text:style-name="P46"><text:span text:style-name="T18"/></text:p>
      <text:p text:style-name="P46"><text:soft-page-break/><text:span text:style-name="T18"/></text:p>
      <text:p text:style-name="P46"><text:span text:style-name="T18">Release</text:span> 1.<text:span text:style-name="T17">2</text:span>.0 – Novembro 2<text:span text:style-name="T28">9</text:span>, 2017</text:p>
      <text:p text:style-name="P68">2<text:span text:style-name="T28">9</text:span> de Novembro de 2017, <text:span text:style-name="T17">11</text:span>:<text:span text:style-name="T28">15</text:span></text:p>
      <text:p text:style-name="P63"/>
      <text:p text:style-name="P63"/>
      <text:p text:style-name="P52">Correções</text:p>
      <text:list xml:id="list3130283436100899780" text:style-name="L6">
        <text:list-item>
          <text:p text:style-name="P33">Sem correções</text:p>
        </text:list-item>
      </text:list>
      <text:p text:style-name="P35"/>
      <text:p text:style-name="P54">Melhorias</text:p>
      <text:list xml:id="list425061235922799537" text:style-name="L7">
        <text:list-item>
          <text:p text:style-name="P36">Ajustes na dificuldade para questões de divisão.</text:p>
        </text:list-item>
        <text:list-item>
          <text:p text:style-name="P36">Adição de mais exemplos na Tela Aprender para questões de divisão.</text:p>
        </text:list-item>
        <text:list-item>
          <text:p text:style-name="P36">Tempo inicial respectivo de cada dificuldade aumentado de 1<text:span text:style-name="T42">ut.</text:span> para 300 ut.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47"><text:span text:style-name="T18">Release</text:span> 1.<text:span text:style-name="T17">2</text:span>.<text:span text:style-name="T44">1</text:span> – Novembro <text:span text:style-name="T44">30</text:span>, 2017</text:p>
      <text:p text:style-name="P69"><text:span text:style-name="T44">30</text:span> de Novembro de 2017, <text:span text:style-name="T17">13</text:span>:<text:span text:style-name="T44">35</text:span></text:p>
      <text:p text:style-name="P64"/>
      <text:p text:style-name="P64"/>
      <text:p text:style-name="P53">Correções</text:p>
      <text:list xml:id="list133256127159829" text:continue-list="list3130283436100899780" text:style-name="L6">
        <text:list-item>
          <text:p text:style-name="P34">Sem correções</text:p>
        </text:list-item>
      </text:list>
      <text:p text:style-name="P38"/>
      <text:p text:style-name="P55">Melhorias</text:p>
      <text:list xml:id="list8685783376169770049" text:style-name="L8">
        <text:list-item>
          <text:p text:style-name="P37">Ajustes <text:span text:style-name="T44">e melhorias no README.md</text:span></text:p>
        </text:list-item>
        <text:list-item>
          <text:p text:style-name="P39">Limpeza de arquivos inutilizados do repositório.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9:50:58.161000000</meta:creation-date>
    <dc:date>2017-11-30T13:32:54.296051347</dc:date>
    <meta:editing-duration>PT4H57M20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6" meta:paragraph-count="73" meta:word-count="977" meta:character-count="6412" meta:non-whitespace-character-count="5520"/>
  </office:meta>
</office:document-meta>
</file>